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56cm"/>
    </style:style>
    <style:style style:name="gr9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5" style:family="graphic" style:parent-style-name="standard">
      <style:graphic-properties draw:ole-draw-aspect="1"/>
    </style:style>
    <style:style style:name="gr1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 style:writing-mode="lr-tb">
        <style:tab-stops/>
      </style:paragraph-properties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line-height="100%" fo:text-align="end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Thorndale" style:font-style-name="Regular" style:font-family-generic="roman" style:font-pitch="variable"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8.509cm" svg:x="1.508cm" svg:y="4.4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4.318cm" svg:x="1.635cm" svg:y="13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4.318cm" svg:x="9.255cm" svg:y="13.9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4.318cm" svg:x="17.256cm" svg:y="13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79cm" svg:height="1.651cm" svg:x="1.635cm" svg:y="2.143cm">
          <text:p text:style-name="P1"><text:span text:style-name="T1">No Sweat Soccer</text:span></text:p>
          <text:p text:style-name="P1"><text:span text:style-name="T2">League management with little leg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2.606cm" svg:height="0.889cm" svg:x="1.635cm" svg:y="18.907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3" draw:layer="layout" svg:width="0.68cm" svg:height="0.962cm" svg:x="1.762cm" svg:y="6.08cm">
          <draw:text-box>
            <text:p>.</text:p>
          </draw:text-box>
        </draw:frame>
        <draw:custom-shape draw:style-name="gr4" draw:text-style-name="P4" draw:layer="layout" svg:width="10cm" svg:height="5cm" svg:x="4.048cm" svg:y="5.318cm">
          <text:p text:style-name="P3"><text:span text:style-name="T3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4" draw:text-style-name="P4" draw:layer="layout" svg:width="10cm" svg:height="5cm" svg:x="8.78cm" svg:y="5.779cm">
          <text:p text:style-name="P3"><text:span text:style-name="T3">League Name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5" draw:text-style-name="P5" draw:layer="layout" svg:width="4.191cm" svg:height="0.806cm" svg:x="2.524cm" svg:y="15.605cm">
          <draw:text-box>
            <text:p><text:span text:style-name="T2">What we do...</text:span></text:p>
          </draw:text-box>
        </draw:frame>
        <draw:frame draw:style-name="gr6" draw:layer="layout" svg:width="3.175cm" svg:height="1.266cm" svg:x="3.032cm" svg:y="14.339cm">
          <draw:text-box>
            <text:p>About Us</text:p>
          </draw:text-box>
        </draw:frame>
        <draw:frame draw:style-name="gr3" draw:layer="layout" svg:width="3.639cm" svg:height="0.962cm" svg:x="10.398cm" svg:y="14.262cm">
          <draw:text-box>
            <text:p>Contact Us</text:p>
          </draw:text-box>
        </draw:frame>
        <draw:frame draw:style-name="gr3" draw:layer="layout" svg:width="2.614cm" svg:height="0.962cm" svg:x="19.468cm" svg:y="14.208cm">
          <draw:text-box>
            <text:p>Join Us</text:p>
          </draw:text-box>
        </draw:frame>
        <draw:frame draw:style-name="gr7" draw:text-style-name="P5" draw:layer="layout" svg:width="3.683cm" svg:height="1.916cm" svg:x="10.398cm" svg:y="15.478cm">
          <draw:text-box>
            <text:p><text:span text:style-name="T2">Check out our FAQs or email us</text:span></text:p>
          </draw:text-box>
        </draw:frame>
        <draw:frame draw:style-name="gr8" draw:text-style-name="P5" draw:layer="layout" svg:width="4.583cm" svg:height="1.916cm" svg:x="18.018cm" svg:y="15.478cm">
          <draw:text-box>
            <text:p><text:span text:style-name="T2">Wanna join! </text:span></text:p>
            <text:p><text:span text:style-name="T2">See details about </text:span></text:p>
            <text:p><text:span text:style-name="T2">league registration</text:span></text:p>
          </draw:text-box>
        </draw:frame>
        <draw:frame draw:style-name="gr7" draw:layer="controls" svg:width="6.604cm" svg:height="1.139cm" svg:x="1.635cm" svg:y="1.131cm">
          <draw:text-box>
            <text:p>Index.html</text:p>
          </draw:text-box>
        </draw:frame>
        <draw:custom-shape draw:style-name="gr2" draw:text-style-name="P1" draw:layer="layout" svg:width="2.921cm" svg:height="0.889cm" svg:x="20.558cm" svg:y="2.651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016cm" svg:x="14.462cm" svg:y="2.651cm">
          <text:p text:style-name="P1">emai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921cm" svg:height="1.016cm" svg:x="17.51cm" svg:y="2.651cm">
          <text:p text:style-name="P6">passw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921cm" svg:height="0.889cm" svg:x="23.606cm" svg:y="2.661cm">
          <text:p text:style-name="P1">Regist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1" draw:layer="layout" svg:width="14.35cm" svg:height="12.699cm" svg:x="6.589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096cm" svg:height="1.651cm" svg:x="1.636cm" svg:y="2.144cm">
          <text:p text:style-name="P1"><text:span text:style-name="T1">No Sweat Soccer</text:span></text:p>
          <text:p text:style-name="P1"><text:span text:style-name="T2">League management with little leg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2.606cm" svg:height="0.889cm" svg:x="1.636cm" svg:y="18.90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3" draw:layer="layout" svg:width="0.68cm" svg:height="0.962cm" svg:x="1.763cm" svg:y="6.081cm">
          <draw:text-box>
            <text:p>.</text:p>
          </draw:text-box>
        </draw:frame>
        <draw:custom-shape draw:style-name="gr4" draw:text-style-name="P4" draw:layer="layout" svg:width="10cm" svg:height="5cm" svg:x="4.049cm" svg:y="5.319cm">
          <text:p text:style-name="P3"><text:span text:style-name="T3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1" draw:layer="layout" svg:width="2.921cm" svg:height="0.889cm" svg:x="17.002cm" svg:y="2.651cm">
          <text:p text:style-name="P1">About U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3cm" svg:height="0.878cm" svg:x="20.177cm" svg:y="2.662cm">
          <text:p text:style-name="P1">Contact Us</text:p>
          <draw:enhanced-geometry svg:viewBox="0 0 21600 21600" draw:type="rectangle" draw:enhanced-path="M 0 0 L 21600 0 21600 21600 0 21600 0 0 Z N"/>
        </draw:custom-shape>
        <draw:frame draw:style-name="gr7" draw:layer="layout" svg:width="6.604cm" svg:height="1.139cm" svg:x="1.636cm" svg:y="1.132cm">
          <draw:text-box>
            <text:p>register.html</text:p>
          </draw:text-box>
        </draw:frame>
        <draw:custom-shape draw:style-name="gr10" draw:text-style-name="P1" draw:layer="layout" svg:width="1.397cm" svg:height="12.7cm" svg:x="19.54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19.669cm" svg:y="15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0cm" svg:height="1.27cm" svg:x="7.096cm" svg:y="4.937cm">
          <text:p text:style-name="P3"><text:span text:style-name="T3">Registration Form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898.380323935213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2" draw:layer="layout" svg:width="3.429cm" svg:height="0.889cm" svg:x="7.35cm" svg:y="6.334cm">
          <text:p text:style-name="P1"><text:span text:style-name="T2">first_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0.889cm" svg:x="7.351cm" svg:y="6.335cm">
          <text:p text:style-name="P1"><text:span text:style-name="T2">first_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429cm" svg:height="0.889cm" svg:x="11.033cm" svg:y="6.334cm">
          <text:p text:style-name="P1"><text:span text:style-name="T2">last_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83cm" svg:height="0.889cm" svg:x="14.843cm" svg:y="6.334cm">
          <text:p text:style-name="P1"><text:span text:style-name="T2">Age- D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0.889cm" svg:x="7.223cm" svg:y="7.858cm">
          <text:p text:style-name="P1"><text:span text:style-name="T2">gen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762cm" svg:x="12.176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762cm" svg:x="14.843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.016cm" svg:height="0.962cm" svg:x="11.033cm" svg:y="7.985cm">
          <draw:text-box>
            <text:p>M</text:p>
          </draw:text-box>
        </draw:frame>
        <draw:frame draw:style-name="gr11" draw:layer="layout" svg:width="1.016cm" svg:height="0.962cm" svg:x="13.446cm" svg:y="7.985cm">
          <draw:text-box>
            <text:p>F</text:p>
          </draw:text-box>
        </draw:frame>
        <draw:custom-shape draw:style-name="gr2" draw:text-style-name="P1" draw:layer="layout" svg:width="11.811cm" svg:height="2.667cm" svg:x="7.35cm" svg:y="9.38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0.889cm" svg:x="7.858cm" svg:y="10.525cm">
          <text:p text:style-name="P6"><text:span text:style-name="T2">Street</text:span>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11.16cm" svg:y="10.525cm">
          <text:p text:style-name="P1"><text:span text:style-name="T2">City</text:span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13.7cm" svg:y="10.525cm">
          <text:p text:style-name="P1"><text:span text:style-name="T2">State- D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16.24cm" svg:y="10.525cm">
          <text:p text:style-name="P1"><text:span text:style-name="T2">Zipcode</text:span></text:p>
          <draw:enhanced-geometry svg:viewBox="0 0 21600 21600" draw:type="rectangle" draw:enhanced-path="M 0 0 L 21600 0 21600 21600 0 21600 0 0 Z N"/>
        </draw:custom-shape>
        <draw:frame draw:style-name="gr12" draw:layer="layout" svg:width="3.556cm" svg:height="0.962cm" svg:x="7.985cm" svg:y="9.636cm">
          <draw:text-box>
            <text:p>Address</text:p>
          </draw:text-box>
        </draw:frame>
        <draw:custom-shape draw:style-name="gr2" draw:text-style-name="P1" draw:layer="layout" svg:width="3.683cm" svg:height="0.889cm" svg:x="7.477cm" svg:y="13.192cm">
          <text:p text:style-name="P6"><text:span text:style-name="T2">E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0.889cm" svg:x="11.287cm" svg:y="13.192cm">
          <text:p text:style-name="P6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0.889cm" svg:x="15.224cm" svg:y="13.192cm">
          <text:p text:style-name="P6"><text:span text:style-name="T2">Hidden: role=1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9" draw:text-style-name="P1" draw:layer="layout" svg:width="14.35cm" svg:height="12.699cm" svg:x="6.589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096cm" svg:height="1.651cm" svg:x="1.636cm" svg:y="2.145cm">
          <text:p text:style-name="P1"><text:span text:style-name="T1">No Sweat Soccer</text:span></text:p>
          <text:p text:style-name="P1"><text:span text:style-name="T2">League management with little leg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2.606cm" svg:height="0.889cm" svg:x="1.636cm" svg:y="18.909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3" draw:layer="layout" svg:width="0.68cm" svg:height="0.962cm" svg:x="1.763cm" svg:y="6.082cm">
          <draw:text-box>
            <text:p>.</text:p>
          </draw:text-box>
        </draw:frame>
        <draw:custom-shape draw:style-name="gr4" draw:text-style-name="P4" draw:layer="layout" svg:width="10cm" svg:height="5cm" svg:x="4.049cm" svg:y="5.32cm">
          <text:p text:style-name="P3"><text:span text:style-name="T3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1" draw:layer="layout" svg:width="2.921cm" svg:height="0.889cm" svg:x="17.002cm" svg:y="2.652cm">
          <text:p text:style-name="P1">About U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3cm" svg:height="0.878cm" svg:x="20.177cm" svg:y="2.663cm">
          <text:p text:style-name="P1">Contact Us</text:p>
          <draw:enhanced-geometry svg:viewBox="0 0 21600 21600" draw:type="rectangle" draw:enhanced-path="M 0 0 L 21600 0 21600 21600 0 21600 0 0 Z N"/>
        </draw:custom-shape>
        <draw:frame draw:style-name="gr7" draw:layer="layout" svg:width="6.604cm" svg:height="1.139cm" svg:x="1.636cm" svg:y="1.133cm">
          <draw:text-box>
            <text:p>register.html</text:p>
          </draw:text-box>
        </draw:frame>
        <draw:custom-shape draw:style-name="gr10" draw:text-style-name="P1" draw:layer="layout" svg:width="1.397cm" svg:height="12.7cm" svg:x="19.542cm" svg:y="4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1.27cm" svg:x="7.096cm" svg:y="4.938cm">
          <text:p text:style-name="P3"><text:span text:style-name="T3">Registration Form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898.380323935213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2" draw:layer="layout" svg:width="4.191cm" svg:height="0.889cm" svg:x="7.223cm" svg:y="6.969cm">
          <text:p text:style-name="P1"><text:span text:style-name="T2">Experience- y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4.064cm" svg:height="1.778cm" svg:x="12.049cm" svg:y="8.366cm">
          <text:p text:style-name="P6"><text:span text:style-name="T4">Multiple DD</text:span></text:p>
          <text:p text:style-name="P6"><text:span text:style-name="T4">Offense, Defense,</text:span></text:p>
          <text:p text:style-name="P6"><text:span text:style-name="T4">Midfield, Goalie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0.889cm" svg:x="7.223cm" svg:y="10.906cm">
          <text:p text:style-name="P6"><text:span text:style-name="T2">Fitnes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683cm" svg:height="0.889cm" svg:x="7.223cm" svg:y="12.557cm">
          <text:p text:style-name="P6"><text:span text:style-name="T2">Health_Iss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032cm" svg:height="1.016cm" svg:x="12.176cm" svg:y="6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0.889cm" svg:x="7.223cm" svg:y="8.493cm">
          <text:p text:style-name="P1"><text:span text:style-name="T2">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1.27cm" svg:x="7.223cm" svg:y="15.732cm">
          <text:p text:style-name="P1"><text:span text:style-name="T2">Willing to be </text:span></text:p>
          <text:p text:style-name="P1"><text:span text:style-name="T2">Team Leader?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5.842cm" svg:height="0.758cm" svg:x="9.636cm" svg:y="6.207cm">
          <draw:text-box>
            <text:p><text:span text:style-name="T4">Player Information</text:span></text:p>
          </draw:text-box>
        </draw:frame>
        <draw:custom-shape draw:style-name="gr2" draw:text-style-name="P2" draw:layer="layout" svg:width="4.699cm" svg:height="0.889cm" svg:x="7.223cm" svg:y="14.081cm">
          <text:p text:style-name="P1"><text:span text:style-name="T2">Game Commit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191cm" svg:height="1.524cm" svg:x="11.922cm" svg:y="10.652cm">
          <text:p text:style-name="P6"><text:span text:style-name="T4"><text:s/></text:span><text:span text:style-name="T4">DD</text:span></text:p>
          <text:p text:style-name="P6"><text:span text:style-name="T4">Low, Medium, High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191cm" svg:height="1.524cm" svg:x="11.922cm" svg:y="12.43cm">
          <text:p text:style-name="P6"><text:span text:style-name="T4"><text:s/></text:span><text:span text:style-name="T4">Multiple DD- Menu</text:span></text:p>
          <text:p text:style-name="P6"><text:span text:style-name="T4"/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762cm" svg:x="12.303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762cm" svg:x="14.716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925cm" svg:height="0.962cm" svg:x="11.16cm" svg:y="16.04cm">
          <draw:text-box>
            <text:p>Y</text:p>
          </draw:text-box>
        </draw:frame>
        <draw:frame draw:style-name="gr14" draw:layer="layout" svg:width="0.959cm" svg:height="0.962cm" svg:x="13.446cm" svg:y="16.04cm">
          <draw:text-box>
            <text:p>N</text:p>
          </draw:text-box>
        </draw:frame>
        <draw:custom-shape draw:style-name="gr2" draw:text-style-name="P10" draw:layer="layout" svg:width="6.223cm" svg:height="1.905cm" svg:x="12.049cm" svg:y="14.081cm">
          <text:p text:style-name="P9"><text:span text:style-name="T5">Total Game in season and days played</text:span></text:p>
          <text:p text:style-name="P6"><text:span text:style-name="T5"><text:s/></text:span><text:span text:style-name="T5">(i.e. T/TH/Sat). Player responds with of </text:span></text:p>
          <text:p text:style-name="P6"><text:span text:style-name="T5">games he/she thinks they will play.</text:span></text:p>
          <text:p text:style-name="P6"><text:span text:style-name="T5"/></text:p>
          <text:p text:style-name="P6"><text:span text:style-name="T5">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.651cm" svg:height="1.016cm" svg:x="19.542cm" svg:y="15.986cm">
          <text:p text:style-name="P1"><text:span text:style-name="T4">Sub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draw:layer="layout" svg:width="17.906cm" svg:height="11.43cm" svg:x="3.922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79cm" svg:height="1.651cm" svg:x="1.636cm" svg:y="2.144cm">
          <text:p text:style-name="P1"><text:span text:style-name="T1">No Sweat Soccer</text:span></text:p>
          <text:p text:style-name="P1"><text:span text:style-name="T2">League management with little leg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2.606cm" svg:height="0.889cm" svg:x="1.636cm" svg:y="18.90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3" draw:layer="layout" svg:width="0.68cm" svg:height="0.962cm" svg:x="1.763cm" svg:y="6.081cm">
          <draw:text-box>
            <text:p>.</text:p>
          </draw:text-box>
        </draw:frame>
        <draw:custom-shape draw:style-name="gr4" draw:text-style-name="P4" draw:layer="layout" svg:width="10cm" svg:height="5cm" svg:x="4.049cm" svg:y="5.319cm">
          <text:p text:style-name="P3"><text:span text:style-name="T3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2" draw:text-style-name="P1" draw:layer="layout" svg:width="4.573cm" svg:height="0.889cm" svg:x="21.827cm" svg:y="2.651cm">
          <text:p text:style-name="P1">Logo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9cm" svg:height="1.016cm" svg:x="17.255cm" svg:y="2.651cm">
          <text:p text:style-name="P1">Tools</text:p>
          <draw:enhanced-geometry svg:viewBox="0 0 21600 21600" draw:type="rectangle" draw:enhanced-path="M 0 0 L 21600 0 21600 21600 0 21600 0 0 Z N"/>
        </draw:custom-shape>
        <draw:frame draw:style-name="gr7" draw:layer="layout" svg:width="6.604cm" svg:height="1.139cm" svg:x="1.636cm" svg:y="1.132cm">
          <draw:text-box>
            <text:p>user_profile.html</text:p>
          </draw:text-box>
        </draw:frame>
        <draw:frame draw:style-name="gr7" draw:text-style-name="P8" draw:layer="layout" svg:width="8.128cm" svg:height="1.139cm" svg:x="5.064cm" svg:y="5.322cm">
          <draw:text-box>
            <text:p text:style-name="P8"><text:span text:style-name="T4"><text:s/></text:span><text:span text:style-name="T4">Welcome first_name last_name</text:span></text:p>
          </draw:text-box>
        </draw:frame>
        <draw:frame draw:style-name="gr7" draw:text-style-name="P8" draw:layer="layout" svg:width="5.334cm" svg:height="1.139cm" svg:x="14.843cm" svg:y="5.322cm">
          <draw:text-box>
            <text:p text:style-name="P8"><text:span text:style-name="T4"><text:s/></text:span><text:span text:style-name="T4">Team:</text:span></text:p>
          </draw:text-box>
        </draw:frame>
        <draw:frame draw:style-name="gr15" draw:layer="layout" svg:width="14.106cm" svg:height="6.722cm" svg:x="5.055cm" svg:y="8.24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6" draw:text-style-name="P6" draw:layer="measurelines" svg:width="5.588cm" svg:height="5.588cm" svg:x="20.812cm" svg:y="4.556cm">
          <text:p text:style-name="P6">User Settings</text:p>
          <text:p text:style-name="P6">Teams</text:p>
          <text:p text:style-name="P6">Team Schedule</text:p>
          <text:p text:style-name="P6">Team Stats</text:p>
          <text:p text:style-name="P6">Player History</text:p>
          <text:p text:style-name="P6"/>
          <draw:enhanced-geometry svg:viewBox="0 0 21600 21600" draw:type="rectangle" draw:enhanced-path="M 0 0 L 21600 0 21600 21600 0 21600 0 0 Z N"/>
        </draw:custom-shape>
        <draw:line draw:style-name="gr17" draw:text-style-name="P1" draw:layer="measurelines" svg:x1="20.304cm" svg:y1="3.032cm" svg:x2="21.828cm" svg:y2="4.6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Cassandra Dixon</meta:initial-creator>
    <meta:creation-date>2013-07-19T17:25:28</meta:creation-date>
    <dc:date>2013-07-21T14:20:25</dc:date>
    <dc:creator>Cassandra Dixon</dc:creator>
    <meta:editing-duration>PT23M58S</meta:editing-duration>
    <meta:editing-cycles>7</meta:editing-cycles>
    <meta:generator>LibreOffice/3.6$Linux_X86_64 LibreOffice_project/360m1$Build-2</meta:generator>
    <meta:document-statistic meta:object-count="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07cm" svg:height="6.723cm" xlink:href="." xlink:type="simple" chart:class="chart:bar" chart:style-name="ch1">
        <chart:legend chart:legend-position="end" svg:x="11.897cm" svg:y="2.564cm" style:legend-expansion="high" chart:style-name="ch2"/>
        <chart:plot-area chart:style-name="ch3" chart:data-source-has-labels="both" svg:x="0.732cm" svg:y="0.671cm" svg:width="10.601cm" svg:height="5.498cm">
          <chartooo:coordinate-region svg:x="1.353cm" svg:y="0.87cm" svg:width="9.98cm" svg:height="4.65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